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table:number-columns-repeated="2"/>
          <table:table-cell office:value-type="string">
            <text:p>Do wyjaśnienia</text:p>
          </table:table-cell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24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5" office:value-type="string">
            <text:p>ja na razie dawałem zatwierdzenie</text:p>
          </table:table-cell>
          <table:table-cell table:number-columns-repeated="2"/>
          <table:table-cell table:style-name="ce6" office:value-type="string">
            <text:p>ja też :-)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5" office:value-type="string">
            <text:p>nie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1022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.03.2010</text:date>, <text:time>13:21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5T13:21:53</dc:date>
    <dc:language>pl-PL</dc:language>
    <meta:editing-cycles>44</meta:editing-cycles>
    <meta:editing-duration>PT07H59M59S</meta:editing-duration>
    <dc:creator>Wojciech Kapusta</dc:creator>
    <meta:document-statistic meta:table-count="2" meta:cell-count="3609" meta:object-count="0"/>
    <meta:user-defined meta:name="Informacja 1"/>
    <meta:user-defined meta:name="Informacja 2"/>
    <meta:user-defined meta:name="Informacja 3"/>
    <meta:user-defined meta:name="Informacja 4"/>
  </office:meta>
</office:document-meta>
</file>